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2e15" officeooo:paragraph-rsid="00032e15"/>
    </style:style>
    <style:style style:name="P2" style:family="paragraph" style:parent-style-name="Standard" style:list-style-name="L1">
      <style:text-properties officeooo:rsid="00032e15" officeooo:paragraph-rsid="00032e15"/>
    </style:style>
    <style:style style:name="P3" style:family="paragraph" style:parent-style-name="Standard" style:list-style-name="L2">
      <style:text-properties officeooo:rsid="00032e15" officeooo:paragraph-rsid="00032e15"/>
    </style:style>
    <style:style style:name="P4" style:family="paragraph" style:parent-style-name="Standard" style:list-style-name="L3">
      <style:text-properties officeooo:rsid="00032e15" officeooo:paragraph-rsid="00032e15"/>
    </style:style>
    <style:style style:name="P5" style:family="paragraph" style:parent-style-name="Standard" style:list-style-name="L4">
      <style:text-properties officeooo:rsid="00032e15" officeooo:paragraph-rsid="00032e15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32e15" officeooo:paragraph-rsid="00032e15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 One</text:p>
      <text:p text:style-name="P1"/>
      <text:p text:style-name="P1">Wednesday: </text:p>
      <text:list xml:id="list7705058472950430620" text:style-name="L2">
        <text:list-item>
          <text:p text:style-name="P3">Issue computers</text:p>
        </text:list-item>
      </text:list>
      <text:list xml:id="list3105817875884536308" text:style-name="L1">
        <text:list-item>
          <text:p text:style-name="P2">Introductions</text:p>
        </text:list-item>
        <text:list-item>
          <text:p text:style-name="P2">Pair coding assignments</text:p>
        </text:list-item>
        <text:list-item>
          <text:p text:style-name="P2">Expectations</text:p>
        </text:list-item>
        <text:list-item>
          <text:p text:style-name="P2">Short Video</text:p>
        </text:list-item>
        <text:list-item>
          <text:p text:style-name="P2">Exercise Ex1_1 (git repositories)</text:p>
        </text:list-item>
        <text:list-item>
          <text:p text:style-name="P2">Initial quiz</text:p>
        </text:list-item>
        <text:list-item>
          <text:p text:style-name="P2">Homework: Ex1_2 (writing assignment)</text:p>
        </text:list-item>
      </text:list>
      <text:p text:style-name="P1"/>
      <text:p text:style-name="P1">Thursday:</text:p>
      <text:list xml:id="list4248692741045586499" text:style-name="L3">
        <text:list-item>
          <text:p text:style-name="P4">Review Quiz</text:p>
        </text:list-item>
        <text:list-item>
          <text:p text:style-name="P4">Basic Introduction to C</text:p>
        </text:list-item>
        <text:list-item>
          <text:p text:style-name="P4">Scavenger Hunt</text:p>
        </text:list-item>
        <text:list-item>
          <text:p text:style-name="P4">Review/Discussion</text:p>
        </text:list-item>
        <text:list-item>
          <text:p text:style-name="P4">Start hardware exercises</text:p>
        </text:list-item>
      </text:list>
      <text:p text:style-name="P1"/>
      <text:p text:style-name="P1">Friday:</text:p>
      <text:list xml:id="list1050532825751662325" text:style-name="L4">
        <text:list-item>
          <text:p text:style-name="P5">Hardware group projec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2:52:12.123339196</meta:creation-date>
    <dc:date>2016-11-16T06:11:19.853684792</dc:date>
    <meta:editing-duration>PT3H8M47S</meta:editing-duration>
    <meta:editing-cycles>1</meta:editing-cycles>
    <meta:document-statistic meta:table-count="0" meta:image-count="0" meta:object-count="0" meta:page-count="1" meta:paragraph-count="18" meta:word-count="53" meta:character-count="316" meta:non-whitespace-character-count="294"/>
    <meta:generator>LibreOffice/5.1.6.2.0$Linux_X86_64 LibreOffice_project/10$Build-2</meta:generator>
  </office:meta>
</office:document-meta>
</file>